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1.735cm" svg:x="0.866cm" svg:y="0.906cm" presentation:class="title" presentation:user-transformed="true">
          <draw:text-box>
            <text:p text:style-name="P1"><text:span text:style-name="T1">Texto para la presentación de Memento</text:span></text:p>
          </draw:text-box>
        </draw:frame>
        <draw:custom-shape draw:name="Google Shape;55;p13" draw:style-name="gr1" draw:text-style-name="P3" draw:layer="layout" svg:width="22.47cm" svg:height="10.549cm" svg:x="1.239cm" svg:y="3.362cm">
          <text:p text:style-name="P1"><text:span text:style-name="T2">1- ¿Qué son los patrones en programación?</text:span></text:p>
          <text:p text:style-name="P1"><text:span text:style-name="T3"/></text:p>
          <text:p text:style-name="P1"><text:span text:style-name="T3">Debido a qué siempre aparecen los mismos problemas a la hora de programar han aparecido lo que se ha llamado “patrones” qué son soluciones eficaces (estructuras, formas de resolver algo) a problemas típicos.</text:span></text:p>
          <text:p text:style-name="P1"><text:span text:style-name="T3"/></text:p>
          <text:p text:style-name="P1"><text:span text:style-name="T2">2- ¿En qué consiste el patrón memento?</text:span></text:p>
          <text:p text:style-name="P1"><text:span text:style-name="T3"/></text:p>
          <text:p text:style-name="P1"><text:span text:style-name="T3">El patrón memento (memoria) se utiliza para volver atrás en la aplicación. Memoriza el valor de ciertas variables en varios momentos elegidos de la aplicación y las puede restaurar si se desea.</text:span></text:p>
          <text:p text:style-name="P1"><text:span text:style-name="T3"/></text:p>
          <text:p text:style-name="P1"><text:span text:style-name="T2">3- ¿Cómo funciona Memento?.</text:span></text:p>
          <text:p text:style-name="P1"><text:span text:style-name="T3"/></text:p>
          <text:p text:style-name="P1"><text:span text:style-name="T3">Memento analiza cómo evoluciona la aplicación para poder volver atrás, para ello guarda el estado de todo el modelo (UML).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3" draw:text-style-name="P9" draw:layer="layout" svg:width="23.667cm" svg:height="12.201cm" svg:x="0.866cm" svg:y="1.432cm" presentation:class="outline" presentation:user-transformed="true">
          <draw:text-box>
            <text:p text:style-name="P1"><text:span text:style-name="T2">4- Pasos para implemertar memento:</text:span></text:p>
            <text:p text:style-name="P1"><text:span text:style-name="T3"/></text:p>
            <text:p text:style-name="P5"><text:span text:style-name="T2">4.1</text:span><text:span text:style-name="T3"> </text:span></text:p>
            <text:p text:style-name="P5"><text:span text:style-name="T3">1º se crea un modelo (se le puede llamar por ejemplo </text:span><text:span text:style-name="T2">“Originador”</text:span><text:span text:style-name="T3">) con los métodos para crear un punto de restauración y para restaurar a ese punto.</text:span></text:p>
            <text:p text:style-name="P5"><text:span text:style-name="T2">4.2 </text:span></text:p>
            <text:p text:style-name="P5"><text:span text:style-name="T3">También hay que crear un modelo que se le suele llamar </text:span><text:span text:style-name="T2">“el recuerdo” </text:span><text:span text:style-name="T3">Memento.</text:span></text:p>
            <text:p text:style-name="P1"><text:span text:style-name="T3">Son clases que tienen básicamente un conjunto de atributos y métodos set y get para restaurar los valores de los atributos. Lo que hace es guardar un valor inicial para todos lo atributos y el “Originador” los guarda creando puntos de restauración.</text:span></text:p>
            <text:p text:style-name="P5"><text:span text:style-name="T2">4.3</text:span><text:span text:style-name="T3"> </text:span></text:p>
            <text:p text:style-name="P5"><text:span text:style-name="T3">Para gestionar los puntos de restauración necesitamos crear otro modelo de </text:span><text:span text:style-name="T2">“Gestor de Recuerdos”</text:span><text:span text:style-name="T3">.</text:span></text:p>
            <text:p text:style-name="P5"><text:span text:style-name="T3">El gestorRecuerdos lo que hace es:</text:span></text:p>
            <text:p text:style-name="P6"><text:span text:style-name="T3">4.3.1- Añadir recuerdos</text:span></text:p>
            <text:p text:style-name="P6"><text:span text:style-name="T3">4.3.2- Obtener recuerdos a partir de una clave.</text:span></text:p>
            <text:p text:style-name="P6"><text:span text:style-name="T3">4.3.3- Obtener todas las claves (puntos de restauración).</text:span></text:p>
            <text:p text:style-name="P1"><text:span text:style-name="T3"><text:tab/></text:span><text:span text:style-name="T2">4.4</text:span><text:span text:style-name="T3"> </text:span></text:p>
            <text:p text:style-name="P7"><text:span text:style-name="T3">No es obligatorio pero se suele implementar una interfaz </text:span><text:span text:style-name="T2">“Recordable” </text:span><text:span text:style-name="T3">Mementable que obliga a hacer captura de cualquier punto de restauración para que queden guardados.</text:span></text:p>
            <text:p text:style-name="P1"><text:span text:style-name="T3"/></text:p>
            <text:p text:style-name="P8"><text:span text:style-name="T4"/></text:p>
          </draw:text-box>
        </draw:frame>
        <presentation:notes draw:style-name="dp2">
          <draw:page-thumbnail draw:name="Google Shape;57;g56c0ba6f3b_0_2:notes" draw:style-name="gr2" draw:layer="layout" svg:width="16.932cm" svg:height="9.524cm" svg:x="1.059cm" svg:y="1.905cm" draw:page-number="2" presentation:class="page"/>
          <draw:frame draw:name="Google Shape;58;g56c0ba6f3b_0_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5;p15" presentation:style-name="pr3" draw:text-style-name="P9" draw:layer="layout" svg:width="23.667cm" svg:height="11.717cm" svg:x="0.866cm" svg:y="0.973cm" presentation:class="outline" presentation:user-transformed="true">
          <draw:text-box>
            <text:p text:style-name="P1"><text:span text:style-name="T2">5-</text:span><text:span text:style-name="T3"> Ejemplo de patrón Memento.</text:span></text:p>
            <text:p text:style-name="P1"><text:span text:style-name="T3"/></text:p>
            <text:p text:style-name="P5"><text:span text:style-name="T3">Finalmente el diagrama del programa con todas las clases queda así: (incluir .jpg)</text:span><text:span text:style-name="T3"><text:tab/></text:span></text:p>
            <text:p text:style-name="P1"><text:span text:style-name="T3"/></text:p>
            <text:p text:style-name="P1"><text:span text:style-name="T2">6-</text:span><text:span text:style-name="T3"> Guias, documentación:</text:span></text:p>
            <text:p text:style-name="P1"><text:span text:style-name="T3"/></text:p>
            <text:p text:style-name="P1"><text:span text:style-name="T3"><text:tab/></text:span><text:span text:style-name="T3">-</text:span><text:span text:style-name="T5"><text:a xlink:href="https://www.youtube.com/watch?v=XfXyPy-G1JY&amp;list=PLj2IVmcP-_QMhr43RogO__fOxnWWjc4Tv&amp;index=11" xlink:type="simple">https://www.youtube.com/watch?v=XfXyPy-G1JY&amp;list=PLj2IVmcP-_QMhr43RogO__fOxnWWjc4Tv&amp;index=11</text:a></text:span></text:p>
            <text:p text:style-name="P1"><text:span text:style-name="T3"/></text:p>
            <text:p text:style-name="P10"><text:span text:style-name="T4"/></text:p>
            <text:p text:style-name="P11"><text:span text:style-name="T4"/></text:p>
          </draw:text-box>
        </draw:frame>
        <presentation:notes draw:style-name="dp2">
          <draw:page-thumbnail draw:name="Google Shape;62;g56c0ba6f3b_0_9:notes" draw:style-name="gr2" draw:layer="layout" svg:width="16.932cm" svg:height="9.524cm" svg:x="1.059cm" svg:y="1.905cm" draw:page-number="3" presentation:class="page"/>
          <draw:frame draw:name="Google Shape;63;g56c0ba6f3b_0_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"/>
    <meta:generator>LibreOfficeDev/6.0.5.2$Linux_X86_64 LibreOffice_project/</meta:generator>
  </office:meta>
</office:document-meta>
</file>